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TablePreview46.svm" manifest:media-type=""/>
  <manifest:file-entry manifest:full-path="Pictures/TablePreview45.svm" manifest:media-type=""/>
  <manifest:file-entry manifest:full-path="Pictures/TablePreview44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37.svm" manifest:media-type="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TablePreview35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36.svm" manifest:media-type=""/>
  <manifest:file-entry manifest:full-path="Pictures/1000000000000366000001191CB6DF8B4E9F5B85.png" manifest:media-type="image/png"/>
  <manifest:file-entry manifest:full-path="Pictures/TablePreview15.svm" manifest:media-type=""/>
  <manifest:file-entry manifest:full-path="Pictures/TablePreview18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9.svm" manifest:media-type=""/>
  <manifest:file-entry manifest:full-path="Pictures/TablePreview51.svm" manifest:media-type=""/>
  <manifest:file-entry manifest:full-path="Pictures/1000000000000141000000B82016E8393E426E0F.png" manifest:media-type="image/png"/>
  <manifest:file-entry manifest:full-path="Pictures/TablePreview40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</style:style>
    <style:style style:name="gr3" style:family="graphic" style:parent-style-name="standard">
      <style:graphic-properties draw:stroke="none" draw:fill-color="#ccff00" draw:opacity="40%" draw:textarea-horizontal-align="justify" draw:textarea-vertical-align="middle" draw:auto-grow-height="false" fo:min-height="0.65cm" fo:min-width="18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9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2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4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9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2.141cm" style:use-optimal-column-width="false"/>
    </style:style>
    <style:style style:name="co2" style:family="table-column">
      <style:table-column-properties style:column-width="2.147cm" style:use-optimal-column-width="false"/>
    </style:style>
    <style:style style:name="co3" style:family="table-column">
      <style:table-column-properties style:column-width="2.14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end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P5" style:family="paragraph">
      <loext:graphic-properties draw:fill-color="#ccff00" draw:opacity="4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standard" draw:layer="layout" svg:width="10.71cm" svg:height="1.943cm" svg:x="23.019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2.83cm" svg:height="1.987cm" svg:x="20.219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4.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5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5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71cm" svg:height="1.943cm" svg:x="23.02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2.83cm" svg:height="1.987cm" svg:x="20.22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Alan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5" draw:text-style-name="P6" draw:layer="layout" svg:x1="24cm" svg:y1="2.1cm" svg:x2="24cm" svg:y2="3.9cm">
          <text:p/>
        </draw:line>
      </draw:page>
      <draw:page draw:name="page5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Alan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5" draw:text-style-name="P6" draw:layer="layout" svg:x1="24cm" svg:y1="2.1cm" svg:x2="24cm" svg:y2="3.9cm">
          <text:p/>
        </draw:line>
        <draw:frame draw:style-name="gr6" draw:text-style-name="P1" draw:layer="measurelines" svg:width="8.492cm" svg:height="0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1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Alan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5" draw:text-style-name="P6" draw:layer="layout" svg:x1="24cm" svg:y1="2.1cm" svg:x2="24cm" svg:y2="3.9cm">
          <text:p/>
        </draw:line>
        <draw:frame draw:style-name="gr6" draw:text-style-name="P1" draw:layer="measurelines" svg:width="8.492cm" svg:height="0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1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Irish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5" draw:text-style-name="P6" draw:layer="layout" svg:x1="26.2cm" svg:y1="2.1cm" svg:x2="26.2cm" svg:y2="3.9cm">
          <text:p/>
        </draw:line>
        <draw:frame draw:style-name="gr6" draw:text-style-name="P1" draw:layer="measurelines" svg:width="8.492cm" svg:height="0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1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Irish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5" draw:text-style-name="P6" draw:layer="layout" svg:x1="26.2cm" svg:y1="2.1cm" svg:x2="26.2cm" svg:y2="3.9cm">
          <text:p/>
        </draw:line>
        <draw:frame draw:style-name="gr7" draw:text-style-name="P1" draw:layer="measurelines" svg:width="8.492cm" svg:height="1.6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2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Irish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5" draw:text-style-name="P6" draw:layer="layout" svg:x1="26.2cm" svg:y1="2.1cm" svg:x2="26.2cm" svg:y2="3.9cm">
          <text:p/>
        </draw:line>
        <draw:frame draw:style-name="gr7" draw:text-style-name="P1" draw:layer="measurelines" svg:width="8.492cm" svg:height="1.6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2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Ryan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5" draw:text-style-name="P6" draw:layer="layout" svg:x1="28.3cm" svg:y1="2.1cm" svg:x2="28.3cm" svg:y2="3.9cm">
          <text:p/>
        </draw:line>
        <draw:frame draw:style-name="gr7" draw:text-style-name="P1" draw:layer="measurelines" svg:width="8.492cm" svg:height="1.6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2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Ryan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5" draw:text-style-name="P6" draw:layer="layout" svg:x1="28.3cm" svg:y1="2.1cm" svg:x2="28.3cm" svg:y2="3.9cm">
          <text:p/>
        </draw:line>
        <draw:frame draw:style-name="gr8" draw:text-style-name="P1" draw:layer="measurelines" svg:width="8.492cm" svg:height="2.4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3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Ryan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5" draw:text-style-name="P6" draw:layer="layout" svg:x1="28.3cm" svg:y1="2.1cm" svg:x2="28.3cm" svg:y2="3.9cm">
          <text:p/>
        </draw:line>
        <draw:frame draw:style-name="gr8" draw:text-style-name="P1" draw:layer="measurelines" svg:width="8.492cm" svg:height="2.4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3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ajed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5" draw:text-style-name="P6" draw:layer="layout" svg:x1="30.5cm" svg:y1="2.1cm" svg:x2="30.5cm" svg:y2="3.9cm">
          <text:p/>
        </draw:line>
        <draw:frame draw:style-name="gr8" draw:text-style-name="P1" draw:layer="measurelines" svg:width="8.492cm" svg:height="2.4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 text:style-name="P1"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3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ajed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5" draw:text-style-name="P6" draw:layer="layout" svg:x1="30.5cm" svg:y1="2.1cm" svg:x2="30.5cm" svg:y2="3.9cm">
          <text:p/>
        </draw:line>
        <draw:frame draw:style-name="gr10" draw:text-style-name="P1" draw:layer="measurelines" svg:width="8.492cm" svg:height="3.2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4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ajed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5" draw:text-style-name="P6" draw:layer="layout" svg:x1="30.5cm" svg:y1="2.1cm" svg:x2="30.5cm" svg:y2="3.9cm">
          <text:p/>
        </draw:line>
        <draw:frame draw:style-name="gr10" draw:text-style-name="P1" draw:layer="measurelines" svg:width="8.492cm" svg:height="3.2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6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4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tacy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5" draw:text-style-name="P6" draw:layer="layout" svg:x1="32.7cm" svg:y1="2.1cm" svg:x2="32.7cm" svg:y2="3.9cm">
          <text:p/>
        </draw:line>
        <draw:frame draw:style-name="gr10" draw:text-style-name="P1" draw:layer="measurelines" svg:width="8.492cm" svg:height="3.2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7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4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tacy</text:p>
              </table:table-cell>
            </table:table-row>
          </table:table>
          <draw:image xlink:href="Pictures/TablePreview45.svm" xlink:type="simple" xlink:show="embed" xlink:actuate="onLoad"/>
        </draw:frame>
        <draw:line draw:style-name="gr5" draw:text-style-name="P6" draw:layer="layout" svg:x1="32.7cm" svg:y1="2.1cm" svg:x2="32.7cm" svg:y2="3.9cm">
          <text:p/>
        </draw:line>
        <draw:frame draw:style-name="gr11" draw:text-style-name="P1" draw:layer="measurelines" svg:width="8.492cm" svg:height="3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8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5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Stacy</text:p>
              </table:table-cell>
            </table:table-row>
          </table:table>
          <draw:image xlink:href="Pictures/TablePreview48.svm" xlink:type="simple" xlink:show="embed" xlink:actuate="onLoad"/>
        </draw:frame>
        <draw:line draw:style-name="gr5" draw:text-style-name="P6" draw:layer="layout" svg:x1="32.7cm" svg:y1="2.1cm" svg:x2="32.7cm" svg:y2="3.9cm">
          <text:p/>
        </draw:line>
        <draw:frame draw:style-name="gr11" draw:text-style-name="P1" draw:layer="measurelines" svg:width="8.492cm" svg:height="3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6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5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/>
            </table:table-row>
          </table:table>
          <draw:image xlink:href="Pictures/TablePreview51.svm" xlink:type="simple" xlink:show="embed" xlink:actuate="onLoad"/>
        </draw:frame>
        <draw:frame draw:style-name="gr11" draw:text-style-name="P1" draw:layer="measurelines" svg:width="8.492cm" svg:height="3.966cm" svg:x="1cm" svg:y="11.133cm">
          <draw:image xlink:href="Pictures/1000000000000141000000B82016E8393E426E0F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9" draw:text-style-name="P1" draw:layer="layout" svg:width="19.018cm" svg:height="6.142cm" svg:x="1cm" svg:y="4.429cm">
          <draw:image xlink:href="Pictures/1000000000000366000001191CB6DF8B4E9F5B85.png" xlink:type="simple" xlink:show="embed" xlink:actuate="onLoad">
            <text:p/>
          </draw:image>
        </draw:frame>
        <draw:custom-shape draw:style-name="gr3" draw:text-style-name="P5" draw:layer="layout" svg:width="19cm" svg:height="0.9cm" svg:x="1cm" svg:y="9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3cm" svg:height="1.987cm" svg:x="19.901cm" svg:y="6.6cm">
          <draw:text-box>
            <text:p text:style-name="P3"><text:span text:style-name="T1">counter</text:span></text:p>
          </draw:text-box>
        </draw:frame>
        <draw:frame draw:style-name="standard" draw:layer="layout" svg:width="2.142cm" svg:height="0.973cm" svg:x="23.116cm" svg:y="6.7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2">5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0.71cm" svg:height="1.943cm" svg:x="23.021cm" svg:y="4.2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Alan</text:p>
              </table:table-cell>
              <table:table-cell>
                <text:p text:style-name="P2">Irish</text:p>
              </table:table-cell>
              <table:table-cell>
                <text:p text:style-name="P2">Ryan</text:p>
              </table:table-cell>
              <table:table-cell>
                <text:p text:style-name="P2">Sajed</text:p>
              </table:table-cell>
              <table:table-cell>
                <text:p text:style-name="P2">Stacy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2" draw:text-style-name="P4" draw:layer="layout" svg:width="2.83cm" svg:height="1.987cm" svg:x="20.221cm" svg:y="4.297cm">
          <draw:text-box>
            <text:p text:style-name="P3"><text:span text:style-name="T1">names</text:span></text:p>
            <text:p text:style-name="P3"><text:span text:style-name="T1">index</text:span></text:p>
          </draw:text-box>
        </draw:frame>
        <draw:frame draw:style-name="gr4" draw:text-style-name="P4" draw:layer="layout" svg:width="3.13cm" svg:height="1.987cm" svg:x="20cm" svg:y="8cm">
          <draw:text-box>
            <text:p text:style-name="P3"><text:span text:style-name="T1">mentor</text:span></text:p>
          </draw:text-box>
        </draw:frame>
        <draw:frame draw:style-name="standard" draw:layer="layout" svg:width="2.142cm" svg:height="0.973cm" svg:x="23.215cm" svg:y="8.12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/>
            </table:table-row>
          </table:table>
          <draw:image xlink:href="Pictures/TablePreview54.svm" xlink:type="simple" xlink:show="embed" xlink:actuate="onLoad"/>
        </draw:frame>
        <draw:frame draw:style-name="gr1" draw:text-style-name="P1" draw:layer="measurelines" svg:width="8.492cm" svg:height="4.866cm" svg:x="1cm" svg:y="11.133cm">
          <draw:image xlink:href="Pictures/1000000000000141000000B82016E8393E426E0F.png" xlink:type="simple" xlink:show="embed" xlink:actuate="onLoad">
            <text:p/>
          </draw:image>
        </draw:frame>
        <draw:custom-shape draw:style-name="gr12" draw:text-style-name="P1" draw:layer="measurelines" svg:width="1.978cm" svg:height="1.972cm" draw:transform="rotate (0.784001899995853) translate (20.2cm 8.5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834.951051864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20e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ccff00" draw:marker-start-width="0.35cm" draw:marker-end="Arrow" draw:marker-end-width="0.6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3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21:51:29.385334624</meta:creation-date>
    <dc:date>2017-11-18T22:31:21.035529220</dc:date>
    <meta:editing-duration>PT7M36S</meta:editing-duration>
    <meta:editing-cycles>1</meta:editing-cycles>
    <meta:document-statistic meta:object-count="179"/>
    <meta:generator>LibreOffice/5.1.6.2$Linux_X86_64 LibreOffice_project/10m0$Build-2</meta:generator>
  </office:meta>
</office:document-meta>
</file>